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d700" officeooo:paragraph-rsid="0005d700"/>
    </style:style>
    <style:style style:name="P2" style:family="paragraph" style:parent-style-name="Standard">
      <style:text-properties fo:font-weight="bold" officeooo:rsid="0005d700" officeooo:paragraph-rsid="0005d70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af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3 </text:p>
      <text:p text:style-name="P1"><text:s/><text:span text:style-name="T1">Q1) Does ANSI recognize the data type DATE ?</text:span></text:p>
      <text:p text:style-name="P1">Ans: yes ANSI recognizes the data type DATE </text:p>
      <text:p text:style-name="P1"/>
      <text:p text:style-name="P2">Q2) <text:s/>Which subdivision of sql is used to insert values in tables ?</text:p>
      <text:p text:style-name="P1"><text:s text:c="4"/><text:span text:style-name="T2">Ans:</text:span> <text:s text:c="2"/>In sql , the insert statement is used to insert values into tables .it is part of the data manipulation lanaguage (DML) subdivision of sql .</text:p>
      <text:p text:style-name="P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4:19:10.423076191</meta:creation-date>
    <dc:date>2023-09-11T16:51:12.529922025</dc:date>
    <meta:editing-duration>PT21M19S</meta:editing-duration>
    <meta:editing-cycles>1</meta:editing-cycles>
    <meta:document-statistic meta:table-count="0" meta:image-count="0" meta:object-count="0" meta:page-count="1" meta:paragraph-count="6" meta:word-count="59" meta:character-count="320" meta:non-whitespace-character-count="255"/>
    <meta:generator>LibreOffice/7.3.5.2$Linux_X86_64 LibreOffice_project/30$Build-2</meta:generator>
  </office:meta>
</office:document-meta>
</file>